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3" style:family="paragraph" style:parent-style-name="Standard" style:list-style-name="L4">
      <style:text-properties fo:font-size="16pt" officeooo:rsid="001c4405" officeooo:paragraph-rsid="001c4405" style:font-size-asian="16pt" style:font-size-complex="16pt"/>
    </style:style>
    <style:style style:name="P4" style:family="paragraph" style:parent-style-name="Standard" style:list-style-name="L6">
      <style:text-properties fo:font-size="16pt" officeooo:rsid="001c4405" officeooo:paragraph-rsid="001c4405" style:font-size-asian="16pt" style:font-size-complex="16pt"/>
    </style:style>
    <style:style style:name="P5" style:family="paragraph" style:parent-style-name="Standard" style:list-style-name="L8">
      <style:text-properties fo:font-size="16pt" officeooo:rsid="001c4405" officeooo:paragraph-rsid="001c4405" style:font-size-asian="16pt" style:font-size-complex="16pt"/>
    </style:style>
    <style:style style:name="P6" style:family="paragraph" style:parent-style-name="Standard" style:list-style-name="L9">
      <style:text-properties fo:font-size="16pt" officeooo:rsid="001c4405" officeooo:paragraph-rsid="001c4405" style:font-size-asian="16pt" style:font-size-complex="16pt"/>
    </style:style>
    <style:style style:name="P7" style:family="paragraph" style:parent-style-name="Standard" style:list-style-name="L10">
      <style:text-properties fo:font-size="16pt" officeooo:rsid="001c4405" officeooo:paragraph-rsid="001c4405" style:font-size-asian="16pt" style:font-size-complex="16pt"/>
    </style:style>
    <style:style style:name="P8" style:family="paragraph" style:parent-style-name="Standard" style:list-style-name="L12">
      <style:text-properties fo:font-size="16pt" officeooo:rsid="001c4405" officeooo:paragraph-rsid="001c4405" style:font-size-asian="16pt" style:font-size-complex="16pt"/>
    </style:style>
    <style:style style:name="P9" style:family="paragraph" style:parent-style-name="Standard" style:list-style-name="L13">
      <style:text-properties fo:font-size="16pt" officeooo:rsid="001c4405" officeooo:paragraph-rsid="001c4405" style:font-size-asian="16pt" style:font-size-complex="16pt"/>
    </style:style>
    <style:style style:name="P10" style:family="paragraph" style:parent-style-name="Standard" style:list-style-name="L14">
      <style:text-properties fo:font-size="16pt" officeooo:rsid="001c4405" officeooo:paragraph-rsid="001c4405" style:font-size-asian="16pt" style:font-size-complex="16pt"/>
    </style:style>
    <style:style style:name="P11" style:family="paragraph" style:parent-style-name="Standard" style:list-style-name="L15">
      <style:text-properties fo:font-size="16pt" officeooo:rsid="001c4405" officeooo:paragraph-rsid="001c4405" style:font-size-asian="16pt" style:font-size-complex="16pt"/>
    </style:style>
    <style:style style:name="P12" style:family="paragraph" style:parent-style-name="Standard" style:list-style-name="L17">
      <style:text-properties fo:font-size="16pt" officeooo:rsid="001c4405" officeooo:paragraph-rsid="001c4405" style:font-size-asian="16pt" style:font-size-complex="16pt"/>
    </style:style>
    <style:style style:name="P13" style:family="paragraph" style:parent-style-name="Standard" style:list-style-name="L16">
      <style:text-properties fo:font-size="16pt" officeooo:rsid="001c4405" officeooo:paragraph-rsid="001c4405" style:font-size-asian="16pt" style:font-size-complex="16pt"/>
    </style:style>
    <style:style style:name="P14" style:family="paragraph" style:parent-style-name="Standard" style:list-style-name="L18">
      <style:text-properties fo:font-size="16pt" officeooo:rsid="001c4405" officeooo:paragraph-rsid="001c4405" style:font-size-asian="16pt" style:font-size-complex="16pt"/>
    </style:style>
    <style:style style:name="P15" style:family="paragraph" style:parent-style-name="Standard" style:list-style-name="L19">
      <style:text-properties fo:font-size="16pt" officeooo:rsid="001c4405" officeooo:paragraph-rsid="001c4405" style:font-size-asian="16pt" style:font-size-complex="16pt"/>
    </style:style>
    <style:style style:name="P16" style:family="paragraph" style:parent-style-name="Standard" style:list-style-name="L20">
      <style:text-properties fo:font-size="16pt" officeooo:rsid="001c4405" officeooo:paragraph-rsid="001c4405" style:font-size-asian="16pt" style:font-size-complex="16pt"/>
    </style:style>
    <style:style style:name="P17" style:family="paragraph" style:parent-style-name="Standard" style:list-style-name="L21">
      <style:text-properties fo:font-size="16pt" officeooo:rsid="001c4405" officeooo:paragraph-rsid="001c4405" style:font-size-asian="16pt" style:font-size-complex="16pt"/>
    </style:style>
    <style:style style:name="P18" style:family="paragraph" style:parent-style-name="Standard" style:list-style-name="L22">
      <style:text-properties fo:font-size="16pt" officeooo:rsid="001c4405" officeooo:paragraph-rsid="001c4405" style:font-size-asian="16pt" style:font-size-complex="16pt"/>
    </style:style>
    <style:style style:name="P19" style:family="paragraph" style:parent-style-name="Standard" style:list-style-name="L23">
      <style:text-properties fo:font-size="16pt" officeooo:rsid="001c4405" officeooo:paragraph-rsid="001c4405" style:font-size-asian="16pt" style:font-size-complex="16pt"/>
    </style:style>
    <style:style style:name="P20" style:family="paragraph" style:parent-style-name="Standard" style:list-style-name="L25">
      <style:text-properties fo:font-size="16pt" officeooo:rsid="001c4405" officeooo:paragraph-rsid="001c4405" style:font-size-asian="16pt" style:font-size-complex="16pt"/>
    </style:style>
    <style:style style:name="P21" style:family="paragraph" style:parent-style-name="Standard" style:list-style-name="L33">
      <style:text-properties fo:font-size="16pt" officeooo:rsid="001c4405" officeooo:paragraph-rsid="001c4405" style:font-size-asian="16pt" style:font-size-complex="16pt"/>
    </style:style>
    <style:style style:name="P22" style:family="paragraph" style:parent-style-name="Standard" style:list-style-name="L26">
      <style:text-properties fo:font-size="16pt" officeooo:rsid="001c4405" officeooo:paragraph-rsid="001c4405" style:font-size-asian="16pt" style:font-size-complex="16pt"/>
    </style:style>
    <style:style style:name="P23" style:family="paragraph" style:parent-style-name="Standard" style:list-style-name="L28">
      <style:text-properties fo:font-size="16pt" officeooo:rsid="001c4405" officeooo:paragraph-rsid="001c4405" style:font-size-asian="16pt" style:font-size-complex="16pt"/>
    </style:style>
    <style:style style:name="P24" style:family="paragraph" style:parent-style-name="Standard" style:list-style-name="L32">
      <style:text-properties fo:font-size="16pt" officeooo:rsid="001c4405" officeooo:paragraph-rsid="001c4405" style:font-size-asian="16pt" style:font-size-complex="16pt"/>
    </style:style>
    <style:style style:name="P25" style:family="paragraph" style:parent-style-name="Standard" style:list-style-name="L30">
      <style:text-properties fo:font-size="16pt" officeooo:rsid="001c4405" officeooo:paragraph-rsid="001c4405" style:font-size-asian="16pt" style:font-size-complex="16pt"/>
    </style:style>
    <style:style style:name="P26" style:family="paragraph" style:parent-style-name="Standard" style:list-style-name="L31">
      <style:text-properties fo:font-size="16pt" officeooo:rsid="001c4405" officeooo:paragraph-rsid="001c4405" style:font-size-asian="16pt" style:font-size-complex="16pt"/>
    </style:style>
    <style:style style:name="P27" style:family="paragraph" style:parent-style-name="Standard" style:list-style-name="L34">
      <style:text-properties fo:font-size="16pt" officeooo:rsid="001c4405" officeooo:paragraph-rsid="001c4405" style:font-size-asian="16pt" style:font-size-complex="16pt"/>
    </style:style>
    <style:style style:name="P28" style:family="paragraph" style:parent-style-name="Standard" style:list-style-name="L35">
      <style:text-properties fo:font-size="16pt" officeooo:rsid="001c4405" officeooo:paragraph-rsid="001c4405" style:font-size-asian="16pt" style:font-size-complex="16pt"/>
    </style:style>
    <style:style style:name="P29" style:family="paragraph" style:parent-style-name="Standard" style:list-style-name="L36">
      <style:text-properties fo:font-size="16pt" officeooo:rsid="001c4405" officeooo:paragraph-rsid="001c4405" style:font-size-asian="16pt" style:font-size-complex="16pt"/>
    </style:style>
    <style:style style:name="P30" style:family="paragraph" style:parent-style-name="Standard" style:list-style-name="L37">
      <style:text-properties fo:font-size="16pt" officeooo:rsid="001c4405" officeooo:paragraph-rsid="001c4405" style:font-size-asian="16pt" style:font-size-complex="16pt"/>
    </style:style>
    <style:style style:name="P31" style:family="paragraph" style:parent-style-name="Standard" style:list-style-name="L39">
      <style:text-properties fo:font-size="16pt" officeooo:rsid="001c4405" officeooo:paragraph-rsid="001c4405" style:font-size-asian="16pt" style:font-size-complex="16pt"/>
    </style:style>
    <style:style style:name="P32" style:family="paragraph" style:parent-style-name="Standard" style:list-style-name="L38">
      <style:text-properties fo:font-size="16pt" officeooo:rsid="001c4405" officeooo:paragraph-rsid="001c4405" style:font-size-asian="16pt" style:font-size-complex="16pt"/>
    </style:style>
    <style:style style:name="P33" style:family="paragraph" style:parent-style-name="Standard" style:list-style-name="L40">
      <style:text-properties fo:font-size="16pt" officeooo:rsid="001c4405" officeooo:paragraph-rsid="001c4405" style:font-size-asian="16pt" style:font-size-complex="16pt"/>
    </style:style>
    <style:style style:name="P34" style:family="paragraph" style:parent-style-name="Standard" style:list-style-name="L41">
      <style:text-properties fo:font-size="16pt" officeooo:rsid="001c4405" officeooo:paragraph-rsid="001c4405" style:font-size-asian="16pt" style:font-size-complex="16pt"/>
    </style:style>
    <style:style style:name="P35" style:family="paragraph" style:parent-style-name="Standard" style:list-style-name="L42">
      <style:text-properties fo:font-size="16pt" officeooo:rsid="001c4405" officeooo:paragraph-rsid="001c4405" style:font-size-asian="16pt" style:font-size-complex="16pt"/>
    </style:style>
    <style:style style:name="P36" style:family="paragraph" style:parent-style-name="Standard" style:list-style-name="L43">
      <style:text-properties fo:font-size="16pt" officeooo:rsid="001c4405" officeooo:paragraph-rsid="001c4405" style:font-size-asian="16pt" style:font-size-complex="16pt"/>
    </style:style>
    <style:style style:name="P37" style:family="paragraph" style:parent-style-name="Standard" style:list-style-name="L45">
      <style:text-properties fo:font-size="16pt" officeooo:rsid="001c4405" officeooo:paragraph-rsid="001c4405" style:font-size-asian="16pt" style:font-size-complex="16pt"/>
    </style:style>
    <style:style style:name="P38" style:family="paragraph" style:parent-style-name="Standard" style:list-style-name="L44">
      <style:text-properties fo:font-size="16pt" officeooo:rsid="001c4405" officeooo:paragraph-rsid="001c4405" style:font-size-asian="16pt" style:font-size-complex="16pt"/>
    </style:style>
    <style:style style:name="P39" style:family="paragraph" style:parent-style-name="Standard" style:list-style-name="L46">
      <style:text-properties fo:font-size="16pt" officeooo:rsid="001c4405" officeooo:paragraph-rsid="001c4405" style:font-size-asian="16pt" style:font-size-complex="16pt"/>
    </style:style>
    <style:style style:name="P40" style:family="paragraph" style:parent-style-name="Standard" style:list-style-name="L47">
      <style:text-properties fo:font-size="16pt" officeooo:rsid="001c4405" officeooo:paragraph-rsid="001c4405" style:font-size-asian="16pt" style:font-size-complex="16pt"/>
    </style:style>
    <style:style style:name="P41" style:family="paragraph" style:parent-style-name="Standard" style:list-style-name="L48">
      <style:text-properties fo:font-size="16pt" officeooo:rsid="001c4405" officeooo:paragraph-rsid="001c4405" style:font-size-asian="16pt" style:font-size-complex="16pt"/>
    </style:style>
    <style:style style:name="P42" style:family="paragraph" style:parent-style-name="Standard" style:list-style-name="L49">
      <style:text-properties fo:font-size="16pt" officeooo:rsid="001c4405" officeooo:paragraph-rsid="001c4405" style:font-size-asian="16pt" style:font-size-complex="16pt"/>
    </style:style>
    <style:style style:name="P43" style:family="paragraph" style:parent-style-name="Standard" style:list-style-name="L50">
      <style:text-properties fo:font-size="16pt" officeooo:rsid="001c4405" officeooo:paragraph-rsid="001c4405" style:font-size-asian="16pt" style:font-size-complex="16pt"/>
    </style:style>
    <style:style style:name="P44" style:family="paragraph" style:parent-style-name="Standard" style:list-style-name="L51">
      <style:text-properties fo:font-size="16pt" officeooo:rsid="001c4405" officeooo:paragraph-rsid="001c4405" style:font-size-asian="16pt" style:font-size-complex="16pt"/>
    </style:style>
    <style:style style:name="P45" style:family="paragraph" style:parent-style-name="Standard" style:list-style-name="L53">
      <style:text-properties fo:font-size="16pt" officeooo:rsid="001c4405" officeooo:paragraph-rsid="001c4405" style:font-size-asian="16pt" style:font-size-complex="16pt"/>
    </style:style>
    <style:style style:name="P46" style:family="paragraph" style:parent-style-name="Standard" style:list-style-name="L55">
      <style:text-properties fo:font-size="16pt" officeooo:rsid="001c4405" officeooo:paragraph-rsid="001c4405" style:font-size-asian="16pt" style:font-size-complex="16pt"/>
    </style:style>
    <style:style style:name="P47" style:family="paragraph" style:parent-style-name="Standard" style:list-style-name="L54">
      <style:text-properties fo:font-size="16pt" officeooo:rsid="001c4405" officeooo:paragraph-rsid="001c4405" style:font-size-asian="16pt" style:font-size-complex="16pt"/>
    </style:style>
    <style:style style:name="P48" style:family="paragraph" style:parent-style-name="Standard" style:list-style-name="L56">
      <style:text-properties fo:font-size="16pt" officeooo:rsid="001c4405" officeooo:paragraph-rsid="001c4405" style:font-size-asian="16pt" style:font-size-complex="16pt"/>
    </style:style>
    <style:style style:name="P49" style:family="paragraph" style:parent-style-name="Standard" style:list-style-name="L57">
      <style:text-properties fo:font-size="16pt" officeooo:rsid="001c4405" officeooo:paragraph-rsid="001c4405" style:font-size-asian="16pt" style:font-size-complex="16pt"/>
    </style:style>
    <style:style style:name="P50" style:family="paragraph" style:parent-style-name="Standard" style:list-style-name="L58">
      <style:text-properties fo:font-size="16pt" officeooo:rsid="001c4405" officeooo:paragraph-rsid="001c4405" style:font-size-asian="16pt" style:font-size-complex="16pt"/>
    </style:style>
    <style:style style:name="P51" style:family="paragraph" style:parent-style-name="Standard" style:list-style-name="L59">
      <style:text-properties fo:font-size="16pt" officeooo:rsid="001c4405" officeooo:paragraph-rsid="001c4405" style:font-size-asian="16pt" style:font-size-complex="16pt"/>
    </style:style>
    <style:style style:name="P52" style:family="paragraph" style:parent-style-name="Standard" style:list-style-name="L60">
      <style:text-properties fo:font-size="16pt" officeooo:rsid="001c4405" officeooo:paragraph-rsid="001c4405" style:font-size-asian="16pt" style:font-size-complex="16pt"/>
    </style:style>
    <style:style style:name="P53" style:family="paragraph" style:parent-style-name="Standard" style:list-style-name="L61">
      <style:text-properties fo:font-size="16pt" officeooo:rsid="001c4405" officeooo:paragraph-rsid="001c4405" style:font-size-asian="16pt" style:font-size-complex="16pt"/>
    </style:style>
    <style:style style:name="P54" style:family="paragraph" style:parent-style-name="Standard" style:list-style-name="L62">
      <style:text-properties fo:font-size="16pt" officeooo:rsid="001c4405" officeooo:paragraph-rsid="001c4405" style:font-size-asian="16pt" style:font-size-complex="16pt"/>
    </style:style>
    <style:style style:name="P55" style:family="paragraph" style:parent-style-name="Standard" style:list-style-name="L63">
      <style:text-properties fo:font-size="16pt" officeooo:rsid="001c4405" officeooo:paragraph-rsid="001c4405" style:font-size-asian="16pt" style:font-size-complex="16pt"/>
    </style:style>
    <style:style style:name="P56" style:family="paragraph" style:parent-style-name="Standard" style:list-style-name="L64">
      <style:text-properties fo:font-size="16pt" officeooo:rsid="001c4405" officeooo:paragraph-rsid="001c4405" style:font-size-asian="16pt" style:font-size-complex="16pt"/>
    </style:style>
    <style:style style:name="P57" style:family="paragraph" style:parent-style-name="Standard" style:list-style-name="L65">
      <style:text-properties fo:font-size="16pt" officeooo:rsid="001c4405" officeooo:paragraph-rsid="001c4405" style:font-size-asian="16pt" style:font-size-complex="16pt"/>
    </style:style>
    <style:style style:name="P58" style:family="paragraph" style:parent-style-name="Standard" style:list-style-name="L66">
      <style:text-properties fo:font-size="16pt" officeooo:rsid="001c4405" officeooo:paragraph-rsid="001c4405" style:font-size-asian="16pt" style:font-size-complex="16pt"/>
    </style:style>
    <style:style style:name="P59" style:family="paragraph" style:parent-style-name="Standard" style:list-style-name="L67">
      <style:text-properties fo:font-size="16pt" officeooo:rsid="001c4405" officeooo:paragraph-rsid="001c4405" style:font-size-asian="16pt" style:font-size-complex="16pt"/>
    </style:style>
    <style:style style:name="P60" style:family="paragraph" style:parent-style-name="Standard" style:list-style-name="L1">
      <style:text-properties fo:font-size="16pt" officeooo:rsid="001c4405" officeooo:paragraph-rsid="001c4405" style:font-size-asian="16pt" style:font-size-complex="16pt"/>
    </style:style>
    <style:style style:name="P61" style:family="paragraph" style:parent-style-name="Standard" style:list-style-name="L2">
      <style:text-properties fo:font-size="16pt" officeooo:rsid="001c4405" officeooo:paragraph-rsid="001c4405" style:font-size-asian="16pt" style:font-size-complex="16pt"/>
    </style:style>
    <style:style style:name="P62" style:family="paragraph" style:parent-style-name="Standard" style:list-style-name="L3">
      <style:text-properties fo:font-size="16pt" officeooo:rsid="001c4405" officeooo:paragraph-rsid="001c4405" style:font-size-asian="16pt" style:font-size-complex="16pt"/>
    </style:style>
    <style:style style:name="P63" style:family="paragraph" style:parent-style-name="Standard" style:list-style-name="L4">
      <style:text-properties fo:font-size="16pt" officeooo:paragraph-rsid="00257309" style:font-size-asian="16pt" style:font-size-complex="16pt"/>
    </style:style>
    <style:style style:name="P64" style:family="paragraph" style:parent-style-name="Standard" style:list-style-name="L11">
      <style:text-properties fo:font-size="16pt" officeooo:rsid="00275ebd" officeooo:paragraph-rsid="00275ebd" style:font-size-asian="16pt" style:font-size-complex="16pt"/>
    </style:style>
    <style:style style:name="P65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66" style:family="paragraph" style:parent-style-name="Standard">
      <style:paragraph-properties fo:break-before="page"/>
      <style:text-properties fo:font-size="16pt" officeooo:rsid="001c4405" officeooo:paragraph-rsid="001c4405" style:font-size-asian="16pt" style:font-size-complex="16pt"/>
    </style:style>
    <style:style style:name="T1" style:family="text">
      <style:text-properties fo:font-size="11pt" officeooo:rsid="001c4405" style:font-size-asian="11pt" style:font-size-complex="11pt"/>
    </style:style>
    <style:style style:name="T2" style:family="text">
      <style:text-properties officeooo:rsid="0022c075"/>
    </style:style>
    <style:style style:name="T3" style:family="text">
      <style:text-properties officeooo:rsid="0024054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0544" style:font-weight-asian="bold" style:font-weight-complex="bold"/>
    </style:style>
    <style:style style:name="T6" style:family="text">
      <style:text-properties officeooo:rsid="001c44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66in" fo:text-indent="-0.25in" fo:margin-left="0.6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 - </text:span>Basics</text:p>
      <text:p text:style-name="P2"><text:s/></text:p>
      <text:list xml:id="list425037443058285598" text:style-name="L4">
        <text:list-item>
          <text:p text:style-name="P3">Atributs:</text:p>
          <text:list>
            <text:list-item>
              <text:p text:style-name="P3">Mobility </text:p>
            </text:list-item>
            <text:list-item>
              <text:p text:style-name="P3">Reproduction</text:p>
            </text:list-item>
            <text:list-item>
              <text:p text:style-name="P3">Resistance</text:p>
            </text:list-item>
          </text:list>
          <text:p text:style-name="P3"/>
        </text:list-item>
        <text:list-item>
          <text:p text:style-name="P3">Poders:</text:p>
          <text:list>
            <text:list-item>
              <text:p text:style-name="P3">No</text:p>
            </text:list-item>
            <text:list-item>
              <text:p text:style-name="P3">No</text:p>
            </text:list-item>
          </text:list>
          <text:p text:style-name="P3"/>
        </text:list-item>
        <text:list-item>
          <text:p text:style-name="P63"><text:span text:style-name="T6">Goals:</text:span></text:p>
        </text:list-item>
      </text:list>
      <text:list xml:id="list4290951486709703818" text:style-name="L11">
        <text:list-item>
          <text:list>
            <text:list-item>
              <text:p text:style-name="P64"><text:span text:style-name="T6">Dispersal</text:span></text:p>
            </text:list-item>
          </text:list>
        </text:list-item>
      </text:list>
      <text:list xml:id="list183938300938573" text:continue-list="list425037443058285598" text:style-name="L4">
        <text:list-header>
          <text:p text:style-name="P3"/>
        </text:list-header>
        <text:list-item>
          <text:p text:style-name="P3">Achievements:</text:p>
        </text:list-item>
      </text:list>
      <text:list xml:id="list7864036506206214498" text:style-name="L6">
        <text:list-item>
          <text:list>
            <text:list-item>
              <text:p text:style-name="P4">Rookie: Success -&gt; Dibuix</text:p>
            </text:list-item>
            <text:list-item>
              <text:p text:style-name="P4">Perfection 1: Perfect -&gt; text first ancestors</text:p>
            </text:list-item>
            <text:list-item>
              <text:p text:style-name="P4">Leftovers: have 10 EPs -&gt; logo murphy's toast</text:p>
            </text:list-item>
          </text:list>
        </text:list-item>
      </text:list>
      <text:list xml:id="list183938876682557" text:continue-list="list183938300938573" text:style-name="L4">
        <text:list-header>
          <text:p text:style-name="P3"/>
        </text:list-header>
        <text:list-item>
          <text:p text:style-name="P3">Story:</text:p>
          <text:list>
            <text:list-item>
              <text:p text:style-name="P3">Dibu: Bot a la selva </text:p>
            </text:list-item>
            <text:list-item>
              <text:p text:style-name="P3">Contingut: Despertar dels bots</text:p>
            </text:list-item>
            <text:list-item>
              <text:p text:style-name="P3">Text: "Who are we? Who created us?"</text:p>
            </text:list-item>
          </text:list>
        </text:list-item>
      </text:list>
      <text:p text:style-name="P2"/>
      <text:p text:style-name="P2"/>
      <text:p text:style-name="P65"><text:span text:style-name="T3">2 - </text:span>Multi-goal </text:p>
      <text:p text:style-name="P2"/>
      <text:list xml:id="list4637794064377365124" text:style-name="L8">
        <text:list-item>
          <text:p text:style-name="P5">Atributs:</text:p>
          <text:list>
            <text:list-item>
              <text:p text:style-name="P5">Mobility </text:p>
            </text:list-item>
            <text:list-item>
              <text:p text:style-name="P5">Reproduction</text:p>
            </text:list-item>
            <text:list-item>
              <text:p text:style-name="P5">Resistance</text:p>
            </text:list-item>
          </text:list>
          <text:p text:style-name="P5"/>
        </text:list-item>
        <text:list-item>
          <text:p text:style-name="P5">Poders:</text:p>
          <text:list>
            <text:list-item>
              <text:p text:style-name="P5">No</text:p>
            </text:list-item>
            <text:list-item>
              <text:p text:style-name="P5">No</text:p>
            </text:list-item>
          </text:list>
          <text:p text:style-name="P5"/>
        </text:list-item>
        <text:list-item>
          <text:p text:style-name="P5">Goals:</text:p>
        </text:list-item>
      </text:list>
      <text:list xml:id="list521267898272900915" text:style-name="L9">
        <text:list-item>
          <text:list>
            <text:list-item>
              <text:p text:style-name="P6">Dispersal</text:p>
            </text:list-item>
            <text:list-item>
              <text:p text:style-name="P6">Dispersal</text:p>
            </text:list-item>
            <text:list-item>
              <text:p text:style-name="P6">Dispersal</text:p>
            </text:list-item>
          </text:list>
        </text:list-item>
      </text:list>
      <text:list xml:id="list183938451955016" text:continue-list="list4637794064377365124" text:style-name="L8">
        <text:list-header>
          <text:p text:style-name="P5"/>
        </text:list-header>
        <text:list-item>
          <text:p text:style-name="P5">Achievements:</text:p>
        </text:list-item>
      </text:list>
      <text:list xml:id="list8961292944578181675" text:style-name="L10">
        <text:list-item>
          <text:list>
            <text:list-item>
              <text:p text:style-name="P7">Getting used to: Success -&gt; Dibuix </text:p>
            </text:list-item>
            <text:list-item>
              <text:p text:style-name="P7">Perfection 2: Perfect -&gt; text hominins</text:p>
            </text:list-item>
            <text:list-item>
              <text:p text:style-name="P7">Wrong way: reach north mountains -&gt; quote Feynman</text:p>
            </text:list-item>
          </text:list>
        </text:list-item>
      </text:list>
      <text:list xml:id="list183939008667922" text:continue-list="list183938451955016" text:style-name="L8">
        <text:list-header>
          <text:p text:style-name="P5"/>
        </text:list-header>
        <text:list-item>
          <text:p text:style-name="P5">Story: </text:p>
          <text:list>
            <text:list-item>
              <text:p text:style-name="P5">Dibu: Homínids cap a la zona volcànica</text:p>
            </text:list-item>
            <text:list-item>
              <text:p text:style-name="P5">Contingut: Consciència de grup</text:p>
            </text:list-item>
            <text:list-item>
              <text:p text:style-name="P5">Text: "Our destiny is to arrive to the mountain of fire"</text:p>
            </text:list-item>
          </text:list>
        </text:list-item>
      </text:list>
      <text:p text:style-name="P2"/>
      <text:p text:style-name="P2"/>
      <text:p text:style-name="P65">3 - <text:span text:style-name="T3">Bo</text:span>osts</text:p>
      <text:p text:style-name="P2"/>
      <text:list xml:id="list2179038112463542588" text:style-name="L12">
        <text:list-item>
          <text:p text:style-name="P8">Atributs:</text:p>
          <text:list>
            <text:list-item>
              <text:p text:style-name="P8">Mobility</text:p>
            </text:list-item>
            <text:list-item>
              <text:p text:style-name="P8">Reproduction</text:p>
            </text:list-item>
            <text:list-item>
              <text:p text:style-name="P8">Resistance</text:p>
            </text:list-item>
          </text:list>
          <text:p text:style-name="P8"/>
        </text:list-item>
        <text:list-item>
          <text:p text:style-name="P8">Poders:</text:p>
          <text:list>
            <text:list-item>
              <text:p text:style-name="P8">Resistance</text:p>
            </text:list-item>
            <text:list-item>
              <text:p text:style-name="P8">Reproduction</text:p>
            </text:list-item>
          </text:list>
          <text:p text:style-name="P8"/>
        </text:list-item>
        <text:list-item>
          <text:p text:style-name="P8">Goals:</text:p>
        </text:list-item>
      </text:list>
      <text:list xml:id="list5394476780207905132" text:style-name="L13">
        <text:list-item>
          <text:list>
            <text:list-item>
              <text:p text:style-name="P9">Dispersal</text:p>
            </text:list-item>
            <text:list-item>
              <text:p text:style-name="P9">Dispersal</text:p>
            </text:list-item>
            <text:list-item>
              <text:p text:style-name="P9">Dispersal</text:p>
            </text:list-item>
            <text:list-item>
              <text:p text:style-name="P9">Dispersal</text:p>
            </text:list-item>
            <text:list-item>
              <text:p text:style-name="P9">Dispersal</text:p>
            </text:list-item>
          </text:list>
        </text:list-item>
      </text:list>
      <text:list xml:id="list183939297291152" text:continue-list="list2179038112463542588" text:style-name="L12">
        <text:list-header>
          <text:p text:style-name="P8"/>
        </text:list-header>
        <text:list-item>
          <text:p text:style-name="P8">Achievements:</text:p>
        </text:list-item>
      </text:list>
      <text:list xml:id="list2339898120866837114" text:style-name="L14">
        <text:list-item>
          <text:list>
            <text:list-item>
              <text:p text:style-name="P10">Boosted: Success -&gt; Dibuix</text:p>
            </text:list-item>
            <text:list-item>
              <text:p text:style-name="P10">Perfection 3: Perfect -&gt; text Beagle and Darwin</text:p>
            </text:list-item>
            <text:list-item>
              <text:p text:style-name="P10">The hard way: No Boosts -&gt; Tubu orientation</text:p>
            </text:list-item>
          </text:list>
        </text:list-item>
      </text:list>
      <text:list xml:id="list183938833143651" text:continue-list="list183939297291152" text:style-name="L12">
        <text:list-header>
          <text:p text:style-name="P8"/>
        </text:list-header>
        <text:list-item>
          <text:p text:style-name="P8">Story: </text:p>
          <text:list>
            <text:list-item>
              <text:p text:style-name="P8">Dibu: Homínid descobrint el foc</text:p>
            </text:list-item>
            <text:list-item>
              <text:p text:style-name="P8">Contingut: Sentit d'identitat i de destí de conquerir el planeta</text:p>
            </text:list-item>
            <text:list-item>
              <text:p text:style-name="P8">Text: "We are the masters of fire. We are the Zho'll"</text:p>
            </text:list-item>
          </text:list>
        </text:list-item>
      </text:list>
      <text:p text:style-name="P2"><text:span text:style-name="T5"/></text:p>
      <text:p text:style-name="P66"><text:span text:style-name="T5">4 - </text:span><text:span text:style-name="T4">Technology</text:span></text:p>
      <text:p text:style-name="P2"/>
      <text:list xml:id="list1321127860094827818" text:style-name="L15">
        <text:list-item>
          <text:p text:style-name="P11">Atributs:</text:p>
          <text:list>
            <text:list-item>
              <text:p text:style-name="P11">Mobility</text:p>
            </text:list-item>
            <text:list-item>
              <text:p text:style-name="P11">Technology</text:p>
            </text:list-item>
            <text:list-item>
              <text:p text:style-name="P11">Resistance</text:p>
            </text:list-item>
          </text:list>
          <text:p text:style-name="P11"/>
        </text:list-item>
        <text:list-item>
          <text:p text:style-name="P11">Poders:</text:p>
          <text:list>
            <text:list-item>
              <text:p text:style-name="P11">Reproduction</text:p>
            </text:list-item>
            <text:list-item>
              <text:p text:style-name="P11">Resistance</text:p>
            </text:list-item>
          </text:list>
          <text:p text:style-name="P11"/>
        </text:list-item>
        <text:list-item>
          <text:p text:style-name="P11">Goals:</text:p>
        </text:list-item>
      </text:list>
      <text:list xml:id="list7071084610753906565" text:style-name="L17">
        <text:list-item>
          <text:list>
            <text:list-item>
              <text:p text:style-name="P12">Dispersal</text:p>
            </text:list-item>
            <text:list-item>
              <text:p text:style-name="P12">Dispersal</text:p>
            </text:list-item>
            <text:list-item>
              <text:p text:style-name="P12">Dispersal</text:p>
            </text:list-item>
            <text:list-item>
              <text:p text:style-name="P12">Dispersal</text:p>
            </text:list-item>
            <text:list-item>
              <text:p text:style-name="P12">Dispersal</text:p>
            </text:list-item>
          </text:list>
        </text:list-item>
      </text:list>
      <text:list xml:id="list183938809384692" text:continue-list="list1321127860094827818" text:style-name="L15">
        <text:list-header>
          <text:p text:style-name="P11"/>
        </text:list-header>
        <text:list-item>
          <text:p text:style-name="P11">Achievements:</text:p>
        </text:list-item>
      </text:list>
      <text:list xml:id="list5304764994676208706" text:style-name="L16">
        <text:list-item>
          <text:list>
            <text:list-item>
              <text:p text:style-name="P13">Introducing Tech: Success -&gt; Dibuix</text:p>
            </text:list-item>
            <text:list-item>
              <text:p text:style-name="P13">Perfection 4: Perfect -&gt; Origins of technology and language </text:p>
            </text:list-item>
            <text:list-item>
              <text:p text:style-name="P13">??</text:p>
            </text:list-item>
          </text:list>
        </text:list-item>
      </text:list>
      <text:list xml:id="list183939926568414" text:continue-list="list183938809384692" text:style-name="L15">
        <text:list-header>
          <text:p text:style-name="P11"/>
        </text:list-header>
        <text:list-item>
          <text:p text:style-name="P11">Story: </text:p>
          <text:list>
            <text:list-item>
              <text:p text:style-name="P11">Dibu: Escena domèstica amb foc i eines en una cova</text:p>
            </text:list-item>
            <text:list-item>
              <text:p text:style-name="P11">Contingut: Posseïdors de tecnologia, presència dels Guies</text:p>
            </text:list-item>
            <text:list-item>
              <text:p text:style-name="P11">Text: "Fire and stone are our tools. With the help of our Guides we will conquer this world"</text:p>
            </text:list-item>
          </text:list>
        </text:list-item>
      </text:list>
      <text:p text:style-name="P2"><text:span text:style-name="T5"/></text:p>
      <text:p text:style-name="P66"><text:span text:style-name="T5">5 - </text:span><text:span text:style-name="T4">First encounters</text:span></text:p>
      <text:p text:style-name="P2"/>
      <text:list xml:id="list5418790834409561367" text:style-name="L18">
        <text:list-item>
          <text:p text:style-name="P14">Atributs:</text:p>
          <text:list>
            <text:list-item>
              <text:p text:style-name="P14">Mobility</text:p>
            </text:list-item>
            <text:list-item>
              <text:p text:style-name="P14">Reproduction</text:p>
            </text:list-item>
            <text:list-item>
              <text:p text:style-name="P14">Technology</text:p>
            </text:list-item>
          </text:list>
          <text:p text:style-name="P14"/>
        </text:list-item>
        <text:list-item>
          <text:p text:style-name="P14">Poders:</text:p>
          <text:list>
            <text:list-item>
              <text:p text:style-name="P14">Reproduction</text:p>
            </text:list-item>
            <text:list-item>
              <text:p text:style-name="P14">Resistance</text:p>
            </text:list-item>
          </text:list>
          <text:p text:style-name="P14"/>
        </text:list-item>
        <text:list-item>
          <text:p text:style-name="P14">Goals:</text:p>
        </text:list-item>
      </text:list>
      <text:list xml:id="list8144566907547320590" text:style-name="L19">
        <text:list-item>
          <text:list>
            <text:list-item>
              <text:p text:style-name="P15">Dispersal</text:p>
            </text:list-item>
            <text:list-item>
              <text:p text:style-name="P15">Dispersal</text:p>
            </text:list-item>
            <text:list-item>
              <text:p text:style-name="P15">Dispersal</text:p>
            </text:list-item>
          </text:list>
        </text:list-item>
      </text:list>
      <text:list xml:id="list183939134327122" text:continue-list="list5418790834409561367" text:style-name="L18">
        <text:list-header>
          <text:p text:style-name="P14"/>
        </text:list-header>
        <text:list-item>
          <text:p text:style-name="P14">Achievements:</text:p>
        </text:list-item>
      </text:list>
      <text:list xml:id="list439899117578999005" text:style-name="L20">
        <text:list-item>
          <text:list>
            <text:list-item>
              <text:p text:style-name="P16">Getting away: Success -&gt; Dibuix</text:p>
            </text:list-item>
            <text:list-item>
              <text:p text:style-name="P16">Perfection 5: Perfect -&gt; ??</text:p>
            </text:list-item>
            <text:list-item>
              <text:p text:style-name="P16">??</text:p>
            </text:list-item>
          </text:list>
        </text:list-item>
      </text:list>
      <text:list xml:id="list183939921785388" text:continue-list="list183939134327122" text:style-name="L18">
        <text:list-header>
          <text:p text:style-name="P14"/>
        </text:list-header>
        <text:list-item>
          <text:p text:style-name="P14">Story:</text:p>
          <text:list>
            <text:list-item>
              <text:p text:style-name="P14">Dibu: Escena de caça</text:p>
            </text:list-item>
            <text:list-item>
              <text:p text:style-name="P14">Contingut: Arrogància, tot els va bé </text:p>
            </text:list-item>
            <text:list-item>
              <text:p text:style-name="P14">Text: "We will not be afraid of anyone or anything."</text:p>
            </text:list-item>
          </text:list>
          <text:p text:style-name="P14"/>
        </text:list-item>
      </text:list>
      <text:p text:style-name="P2"/>
      <text:p text:style-name="P65">6 - Cultural Influence</text:p>
      <text:p text:style-name="P2"/>
      <text:list xml:id="list6552887772456175158" text:style-name="L21">
        <text:list-item>
          <text:p text:style-name="P17">Atributs:</text:p>
          <text:list>
            <text:list-item>
              <text:p text:style-name="P17">Influence</text:p>
            </text:list-item>
            <text:list-item>
              <text:p text:style-name="P17">Mobility</text:p>
            </text:list-item>
            <text:list-item>
              <text:p text:style-name="P17">Technology</text:p>
            </text:list-item>
          </text:list>
          <text:p text:style-name="P17"/>
        </text:list-item>
        <text:list-item>
          <text:p text:style-name="P17">Poders:</text:p>
          <text:list>
            <text:list-item>
              <text:p text:style-name="P17">Mobility</text:p>
            </text:list-item>
            <text:list-item>
              <text:p text:style-name="P17">Reproduction</text:p>
            </text:list-item>
          </text:list>
          <text:p text:style-name="P17"/>
        </text:list-item>
        <text:list-item>
          <text:p text:style-name="P17">Goals:</text:p>
        </text:list-item>
      </text:list>
      <text:list xml:id="list2187637371723201762" text:style-name="L22">
        <text:list-item>
          <text:list>
            <text:list-item>
              <text:p text:style-name="P18">Dispersal</text:p>
            </text:list-item>
            <text:list-item>
              <text:p text:style-name="P18">Dispersal</text:p>
            </text:list-item>
            <text:list-item>
              <text:p text:style-name="P18">Dispersal</text:p>
            </text:list-item>
          </text:list>
        </text:list-item>
      </text:list>
      <text:list xml:id="list183939630339414" text:continue-list="list6552887772456175158" text:style-name="L21">
        <text:list-header>
          <text:p text:style-name="P17"/>
        </text:list-header>
        <text:list-item>
          <text:p text:style-name="P17">Achievements:</text:p>
        </text:list-item>
      </text:list>
      <text:list xml:id="list2870830234813364151" text:style-name="L23">
        <text:list-item>
          <text:list>
            <text:list-item>
              <text:p text:style-name="P19">Influencer: Success -&gt; Dibuix</text:p>
            </text:list-item>
            <text:list-item>
              <text:p text:style-name="P19">Perfection 6: Perfect -&gt; Hybridation Neanderthals</text:p>
            </text:list-item>
            <text:list-item>
              <text:p text:style-name="P19">??</text:p>
            </text:list-item>
          </text:list>
        </text:list-item>
      </text:list>
      <text:list xml:id="list183939463959162" text:continue-list="list183939630339414" text:style-name="L21">
        <text:list-header>
          <text:p text:style-name="P17"/>
        </text:list-header>
        <text:list-item>
          <text:p text:style-name="P17">Story:</text:p>
          <text:list>
            <text:list-item>
              <text:p text:style-name="P17">Dibu: Escena de recolecció</text:p>
            </text:list-item>
            <text:list-item>
              <text:p text:style-name="P17">Contingut: Els Zho'll estan expandint-se i guanyant força</text:p>
            </text:list-item>
            <text:list-item>
              <text:p text:style-name="P17">Text: "The Guides watch us and provide for us"</text:p>
            </text:list-item>
          </text:list>
          <text:p text:style-name="P17"/>
        </text:list-item>
      </text:list>
      <text:p text:style-name="P2"/>
      <text:p text:style-name="P65">7 - Warfare</text:p>
      <text:p text:style-name="P2"/>
      <text:list xml:id="list8837662527384947536" text:style-name="L25">
        <text:list-item>
          <text:p text:style-name="P20">Atributs:</text:p>
          <text:list>
            <text:list-item>
              <text:p text:style-name="P20">Warfare</text:p>
            </text:list-item>
            <text:list-item>
              <text:p text:style-name="P20">Mobility</text:p>
            </text:list-item>
            <text:list-item>
              <text:p text:style-name="P20">Technology</text:p>
            </text:list-item>
          </text:list>
          <text:p text:style-name="P20"/>
        </text:list-item>
        <text:list-item>
          <text:p text:style-name="P20">Poders:</text:p>
          <text:list>
            <text:list-item>
              <text:p text:style-name="P20">Reproduction</text:p>
            </text:list-item>
            <text:list-item>
              <text:p text:style-name="P20">Resistance</text:p>
            </text:list-item>
          </text:list>
          <text:p text:style-name="P20"/>
        </text:list-item>
        <text:list-item>
          <text:p text:style-name="P20">Goals:</text:p>
        </text:list-item>
      </text:list>
      <text:list xml:id="list1862160301899061791" text:style-name="L33">
        <text:list-item>
          <text:list>
            <text:list-item>
              <text:p text:style-name="P21">Dispersal</text:p>
            </text:list-item>
            <text:list-item>
              <text:p text:style-name="P21">Dispersal</text:p>
            </text:list-item>
            <text:list-item>
              <text:p text:style-name="P21">Dispersal</text:p>
            </text:list-item>
          </text:list>
        </text:list-item>
      </text:list>
      <text:list xml:id="list183938750600207" text:continue-list="list8837662527384947536" text:style-name="L25">
        <text:list-header>
          <text:p text:style-name="P20"/>
        </text:list-header>
        <text:list-item>
          <text:p text:style-name="P20">Achievements:</text:p>
        </text:list-item>
      </text:list>
      <text:list xml:id="list3907091745587900122" text:style-name="L26">
        <text:list-item>
          <text:list>
            <text:list-item>
              <text:p text:style-name="P22">Call to arms: Success -&gt; Dibuix</text:p>
            </text:list-item>
            <text:list-item>
              <text:p text:style-name="P22">Perfection 7: Perfect -&gt; ??</text:p>
            </text:list-item>
            <text:list-item>
              <text:p text:style-name="P22">??</text:p>
            </text:list-item>
          </text:list>
        </text:list-item>
      </text:list>
      <text:list xml:id="list183939253969261" text:continue-list="list183938750600207" text:style-name="L25">
        <text:list-header>
          <text:p text:style-name="P20"/>
        </text:list-header>
        <text:list-item>
          <text:p text:style-name="P20">Story:</text:p>
          <text:list>
            <text:list-item>
              <text:p text:style-name="P20">Dibu: Escena de pesca</text:p>
            </text:list-item>
            <text:list-item>
              <text:p text:style-name="P20">Contingut: Els Zho'll poden acomplir el seu destí sense els Guies</text:p>
            </text:list-item>
            <text:list-item>
              <text:p text:style-name="P20">Text: "Do we need the Guides? The Zho'll already own this land!"</text:p>
            </text:list-item>
          </text:list>
        </text:list-item>
      </text:list>
      <text:p text:style-name="P2"/>
      <text:p text:style-name="P2"/>
      <text:p text:style-name="P65">8 - Climate change</text:p>
      <text:p text:style-name="P2"/>
      <text:list xml:id="list4777074121195179736" text:style-name="L28">
        <text:list-item>
          <text:p text:style-name="P23">Atributs:</text:p>
          <text:list>
            <text:list-item>
              <text:p text:style-name="P23">Influence </text:p>
            </text:list-item>
            <text:list-item>
              <text:p text:style-name="P23">Warfare</text:p>
            </text:list-item>
            <text:list-item>
              <text:p text:style-name="P23">Resistance</text:p>
            </text:list-item>
          </text:list>
          <text:p text:style-name="P23"/>
        </text:list-item>
        <text:list-item>
          <text:p text:style-name="P23">Poders:</text:p>
          <text:list>
            <text:list-item>
              <text:p text:style-name="P23">Mobility</text:p>
            </text:list-item>
            <text:list-item>
              <text:p text:style-name="P23">Reproduction</text:p>
            </text:list-item>
          </text:list>
          <text:p text:style-name="P23"/>
        </text:list-item>
        <text:list-item>
          <text:p text:style-name="P23">Goals:</text:p>
        </text:list-item>
      </text:list>
      <text:list xml:id="list7745405168949028470" text:style-name="L32">
        <text:list-item>
          <text:list>
            <text:list-item>
              <text:p text:style-name="P24">Dispersal</text:p>
            </text:list-item>
            <text:list-item>
              <text:p text:style-name="P24">Dispersal</text:p>
            </text:list-item>
            <text:list-item>
              <text:p text:style-name="P24">Dispersal</text:p>
            </text:list-item>
            <text:list-item>
              <text:p text:style-name="P24">Dispersal</text:p>
            </text:list-item>
          </text:list>
        </text:list-item>
      </text:list>
      <text:list xml:id="list183938161229368" text:continue-list="list4777074121195179736" text:style-name="L28">
        <text:list-header>
          <text:p text:style-name="P23"/>
        </text:list-header>
        <text:list-item>
          <text:p text:style-name="P23">Achievements:</text:p>
        </text:list-item>
      </text:list>
      <text:list xml:id="list6173980129477937832" text:style-name="L30">
        <text:list-item>
          <text:list>
            <text:list-item>
              <text:p text:style-name="P25">The crossing: Success -&gt; Dibuix</text:p>
            </text:list-item>
            <text:list-item>
              <text:p text:style-name="P25">Perfection 8: Perfect -&gt; Nanook (fix)</text:p>
            </text:list-item>
            <text:list-item>
              <text:p text:style-name="P25">??</text:p>
            </text:list-item>
          </text:list>
        </text:list-item>
      </text:list>
      <text:list xml:id="list183937886921564" text:continue-list="list183938161229368" text:style-name="L28">
        <text:list-header>
          <text:p text:style-name="P23"/>
        </text:list-header>
        <text:list-item>
          <text:p text:style-name="P23">Story:</text:p>
        </text:list-item>
      </text:list>
      <text:list xml:id="list8919010572926138788" text:style-name="L31">
        <text:list-item>
          <text:list>
            <text:list-item>
              <text:p text:style-name="P26">Dibu: Escena de combat </text:p>
            </text:list-item>
            <text:list-item>
              <text:p text:style-name="P26">Contingut: Dubtes; encara necessiten als Guies</text:p>
            </text:list-item>
            <text:list-item>
              <text:p text:style-name="P26">Text: "But we are not alone..."</text:p>
            </text:list-item>
          </text:list>
        </text:list-item>
      </text:list>
      <text:p text:style-name="P2"/>
      <text:p text:style-name="P2"/>
      <text:p text:style-name="P65">9 - Crowded place</text:p>
      <text:p text:style-name="P2"/>
      <text:list xml:id="list645299249273169916" text:style-name="L34">
        <text:list-item>
          <text:p text:style-name="P27">Atributs:</text:p>
          <text:list>
            <text:list-item>
              <text:p text:style-name="P27">Reproduction</text:p>
            </text:list-item>
            <text:list-item>
              <text:p text:style-name="P27">Technology</text:p>
            </text:list-item>
            <text:list-item>
              <text:p text:style-name="P27">Mobility</text:p>
            </text:list-item>
          </text:list>
          <text:p text:style-name="P27"/>
        </text:list-item>
        <text:list-item>
          <text:p text:style-name="P27">Poders:</text:p>
          <text:list>
            <text:list-item>
              <text:p text:style-name="P27">Warfare</text:p>
            </text:list-item>
            <text:list-item>
              <text:p text:style-name="P27">Influence</text:p>
            </text:list-item>
          </text:list>
          <text:p text:style-name="P27"/>
        </text:list-item>
        <text:list-item>
          <text:p text:style-name="P27">Goals:</text:p>
        </text:list-item>
      </text:list>
      <text:list xml:id="list3865062423030891382" text:style-name="L35">
        <text:list-item>
          <text:list>
            <text:list-item>
              <text:p text:style-name="P28">Dispersal</text:p>
            </text:list-item>
            <text:list-item>
              <text:p text:style-name="P28">Dispersal</text:p>
            </text:list-item>
            <text:list-item>
              <text:p text:style-name="P28">Dispersal</text:p>
            </text:list-item>
            <text:list-item>
              <text:p text:style-name="P28">Dispersal</text:p>
            </text:list-item>
          </text:list>
        </text:list-item>
      </text:list>
      <text:list xml:id="list183939969853889" text:continue-list="list645299249273169916" text:style-name="L34">
        <text:list-header>
          <text:p text:style-name="P27"/>
        </text:list-header>
        <text:list-item>
          <text:p text:style-name="P27">Achievements:</text:p>
        </text:list-item>
      </text:list>
      <text:list xml:id="list5819986587362369357" text:style-name="L36">
        <text:list-item>
          <text:list>
            <text:list-item>
              <text:p text:style-name="P29">Joining forces: Success -&gt; Dibuix</text:p>
            </text:list-item>
            <text:list-item>
              <text:p text:style-name="P29">Perfection 9: Perfect -&gt; Neanderthal extinction</text:p>
            </text:list-item>
            <text:list-item>
              <text:p text:style-name="P29">Easy Peasy: No Boosts -&gt; ??</text:p>
            </text:list-item>
          </text:list>
        </text:list-item>
      </text:list>
      <text:list xml:id="list183939423830579" text:continue-list="list183939969853889" text:style-name="L34">
        <text:list-header>
          <text:p text:style-name="P27"/>
        </text:list-header>
        <text:list-item>
          <text:p text:style-name="P27">Story:</text:p>
          <text:list>
            <text:list-item>
              <text:p text:style-name="P27">Dibu: Zho'll passant vora l'esquelet d'una espècie extingida</text:p>
            </text:list-item>
            <text:list-item>
              <text:p text:style-name="P27">Contingut: Estan a prop de conquerir tot el planeta, són l'espècie elegida</text:p>
            </text:list-item>
            <text:list-item>
              <text:p text:style-name="P27">Text: "The Zho'll will succeed where others failed."</text:p>
            </text:list-item>
          </text:list>
        </text:list-item>
      </text:list>
      <text:p text:style-name="P2"/>
      <text:p text:style-name="P2"/>
      <text:p text:style-name="P65">10 - Last dispersal</text:p>
      <text:p text:style-name="P2"/>
      <text:list xml:id="list2177421858986358038" text:style-name="L37">
        <text:list-item>
          <text:p text:style-name="P30">Atributs:</text:p>
          <text:list>
            <text:list-item>
              <text:p text:style-name="P30">Influence </text:p>
            </text:list-item>
            <text:list-item>
              <text:p text:style-name="P30">Warfare</text:p>
            </text:list-item>
            <text:list-item>
              <text:p text:style-name="P30">Technology</text:p>
            </text:list-item>
          </text:list>
        </text:list-item>
      </text:list>
      <text:p text:style-name="P2"/>
      <text:list xml:id="list183938037855048" text:continue-numbering="true" text:style-name="L37">
        <text:list-item>
          <text:p text:style-name="P30">Poders:</text:p>
          <text:list>
            <text:list-item>
              <text:p text:style-name="P30">Reproduction</text:p>
            </text:list-item>
            <text:list-item>
              <text:p text:style-name="P30">Resistance</text:p>
            </text:list-item>
          </text:list>
          <text:p text:style-name="P30"/>
        </text:list-item>
        <text:list-item>
          <text:p text:style-name="P30">Goals:</text:p>
        </text:list-item>
      </text:list>
      <text:list xml:id="list6253462714156747811" text:style-name="L39">
        <text:list-item>
          <text:list>
            <text:list-item>
              <text:p text:style-name="P31">Dispersal</text:p>
            </text:list-item>
            <text:list-item>
              <text:p text:style-name="P31">Dispersal</text:p>
            </text:list-item>
            <text:list-item>
              <text:p text:style-name="P31">Dispersal</text:p>
            </text:list-item>
            <text:list-item>
              <text:p text:style-name="P31">Dispersal</text:p>
            </text:list-item>
          </text:list>
        </text:list-item>
      </text:list>
      <text:list xml:id="list183939800734179" text:continue-list="list183938037855048" text:style-name="L37">
        <text:list-header>
          <text:p text:style-name="P30"/>
        </text:list-header>
        <text:list-item>
          <text:p text:style-name="P30">Achievements:</text:p>
        </text:list-item>
      </text:list>
      <text:list xml:id="list8737785297796590443" text:style-name="L38">
        <text:list-item>
          <text:list>
            <text:list-item>
              <text:p text:style-name="P32">Find a way: Success -&gt; Dibuix</text:p>
            </text:list-item>
            <text:list-item>
              <text:p text:style-name="P32">Perfection 10: Perfect -&gt; ??</text:p>
            </text:list-item>
            <text:list-item>
              <text:p text:style-name="P32">??</text:p>
            </text:list-item>
          </text:list>
        </text:list-item>
      </text:list>
      <text:list xml:id="list183939320328848" text:continue-list="list183939800734179" text:style-name="L37">
        <text:list-header>
          <text:p text:style-name="P30"/>
        </text:list-header>
        <text:list-item>
          <text:p text:style-name="P30">Story:</text:p>
          <text:list>
            <text:list-item>
              <text:p text:style-name="P30">Dibu: Poblat vora un llac</text:p>
            </text:list-item>
            <text:list-item>
              <text:p text:style-name="P30">Contingut: Pas de ser nòmades a sedentaris, cansats de seguir les ordres dels Guies</text:p>
            </text:list-item>
            <text:list-item>
              <text:p text:style-name="P30">Text: "Why do we have to obey the Guides and move again?"</text:p>
            </text:list-item>
          </text:list>
        </text:list-item>
      </text:list>
      <text:p text:style-name="P2"/>
      <text:p text:style-name="P2"/>
      <text:p text:style-name="P65"><text:span text:style-name="T3">1</text:span>1 - Intro Explotació</text:p>
      <text:p text:style-name="P2"/>
      <text:list xml:id="list7141076500809380128" text:style-name="L40">
        <text:list-item>
          <text:p text:style-name="P33">Anar a 2 llocs, en cada un explotar un tipus de recurs: 1) minerals i 2) fusta. Al segon evitar sobreexplotació</text:p>
          <text:p text:style-name="P33"/>
        </text:list-item>
        <text:list-item>
          <text:p text:style-name="P33">Atributs:</text:p>
          <text:list>
            <text:list-item>
              <text:p text:style-name="P33">Exploitation</text:p>
            </text:list-item>
            <text:list-item>
              <text:p text:style-name="P33">Reproduction</text:p>
            </text:list-item>
            <text:list-item>
              <text:p text:style-name="P33">Technology</text:p>
            </text:list-item>
          </text:list>
          <text:p text:style-name="P33"/>
        </text:list-item>
        <text:list-item>
          <text:p text:style-name="P33">Poders:</text:p>
          <text:list>
            <text:list-item>
              <text:p text:style-name="P33">Resistance</text:p>
            </text:list-item>
            <text:list-item>
              <text:p text:style-name="P33">Mobility</text:p>
            </text:list-item>
          </text:list>
          <text:p text:style-name="P33"/>
        </text:list-item>
        <text:list-item>
          <text:p text:style-name="P33">Goals:</text:p>
        </text:list-item>
      </text:list>
      <text:list xml:id="list7756760853652382604" text:style-name="L41">
        <text:list-item>
          <text:list>
            <text:list-item>
              <text:p text:style-name="P34">Resources</text:p>
            </text:list-item>
            <text:list-item>
              <text:p text:style-name="P34">Resources</text:p>
            </text:list-item>
          </text:list>
        </text:list-item>
      </text:list>
      <text:list xml:id="list183939138736907" text:continue-list="list7141076500809380128" text:style-name="L40">
        <text:list-header>
          <text:p text:style-name="P33"/>
        </text:list-header>
        <text:list-item>
          <text:p text:style-name="P33">Achievements:</text:p>
        </text:list-item>
      </text:list>
      <text:list xml:id="list2632813111773885066" text:style-name="L42">
        <text:list-item>
          <text:list>
            <text:list-item>
              <text:p text:style-name="P35">?? : Success -&gt; Dibuix</text:p>
            </text:list-item>
            <text:list-item>
              <text:p text:style-name="P35">?? : Perfect -&gt; ??</text:p>
            </text:list-item>
            <text:list-item>
              <text:p text:style-name="P35">??</text:p>
            </text:list-item>
          </text:list>
        </text:list-item>
      </text:list>
      <text:list xml:id="list183939878766691" text:continue-list="list183939138736907" text:style-name="L40">
        <text:list-header>
          <text:p text:style-name="P33"/>
        </text:list-header>
        <text:list-item>
          <text:p text:style-name="P33">Story:</text:p>
          <text:list>
            <text:list-item>
              <text:p text:style-name="P33">Dibu: Símbols dels Guies en una cova</text:p>
            </text:list-item>
            <text:list-item>
              <text:p text:style-name="P33">Contingut: </text:p>
            </text:list-item>
            <text:list-item>
              <text:p text:style-name="P33">Text: ""</text:p>
            </text:list-item>
          </text:list>
        </text:list-item>
      </text:list>
      <text:p text:style-name="P2"/>
      <text:p text:style-name="P66"><text:span text:style-name="T4">1</text:span><text:span text:style-name="T5">2 - </text:span><text:span text:style-name="T4">Competició Exploitation</text:span></text:p>
      <text:p text:style-name="P2"/>
      <text:list xml:id="list1549107125072290264" text:style-name="L43">
        <text:list-item>
          <text:p text:style-name="P36">Competir contra una altra població pels recursos de bosc d'una zona determinada. Dues opcions: pujar influència o guerra mentre es puja exploitation i controlant sobreexplotació</text:p>
          <text:p text:style-name="P36"/>
        </text:list-item>
        <text:list-item>
          <text:p text:style-name="P36">Atributs:</text:p>
          <text:list>
            <text:list-item>
              <text:p text:style-name="P36">Exploitation</text:p>
            </text:list-item>
            <text:list-item>
              <text:p text:style-name="P36">Influence</text:p>
            </text:list-item>
            <text:list-item>
              <text:p text:style-name="P36">Reproduction</text:p>
            </text:list-item>
          </text:list>
          <text:p text:style-name="P36"/>
        </text:list-item>
        <text:list-item>
          <text:p text:style-name="P36">Poders:</text:p>
          <text:list>
            <text:list-item>
              <text:p text:style-name="P36">Reproduction</text:p>
            </text:list-item>
            <text:list-item>
              <text:p text:style-name="P36">Warfare</text:p>
            </text:list-item>
          </text:list>
          <text:p text:style-name="P36"/>
        </text:list-item>
        <text:list-item>
          <text:p text:style-name="P36">Goals:</text:p>
        </text:list-item>
      </text:list>
      <text:list xml:id="list6540509178320761343" text:style-name="L45">
        <text:list-item>
          <text:list>
            <text:list-item>
              <text:p text:style-name="P37">Resources </text:p>
            </text:list-item>
            <text:list-item>
              <text:p text:style-name="P37">Population</text:p>
            </text:list-item>
          </text:list>
        </text:list-item>
      </text:list>
      <text:list xml:id="list183938561190472" text:continue-list="list1549107125072290264" text:style-name="L43">
        <text:list-header>
          <text:p text:style-name="P36"/>
        </text:list-header>
        <text:list-item>
          <text:p text:style-name="P36">Achievements:</text:p>
        </text:list-item>
      </text:list>
      <text:list xml:id="list3376678767529478915" text:style-name="L44">
        <text:list-item>
          <text:list>
            <text:list-item>
              <text:p text:style-name="P38">?? : Success -&gt; Dibuix</text:p>
            </text:list-item>
            <text:list-item>
              <text:p text:style-name="P38">?? : Perfect -&gt; ??</text:p>
            </text:list-item>
            <text:list-item>
              <text:p text:style-name="P38">??</text:p>
            </text:list-item>
          </text:list>
        </text:list-item>
      </text:list>
      <text:list xml:id="list183938241454950" text:continue-list="list183938561190472" text:style-name="L43">
        <text:list-header>
          <text:p text:style-name="P36"/>
        </text:list-header>
        <text:list-item>
          <text:p text:style-name="P36">Story:</text:p>
          <text:list>
            <text:list-item>
              <text:p text:style-name="P36">Dibu: Escena d'enterrament</text:p>
            </text:list-item>
            <text:list-item>
              <text:p text:style-name="P36">Contingut: </text:p>
            </text:list-item>
            <text:list-item>
              <text:p text:style-name="P36">Text: ""</text:p>
            </text:list-item>
          </text:list>
        </text:list-item>
      </text:list>
      <text:p text:style-name="P2"/>
      <text:p text:style-name="P66"><text:span text:style-name="T4">1</text:span><text:span text:style-name="T5">3 - </text:span><text:span text:style-name="T4">Intro Trade</text:span></text:p>
      <text:p text:style-name="P2"/>
      <text:list xml:id="list5227334884616587228" text:style-name="L46">
        <text:list-item>
          <text:p text:style-name="P39">Agafar recursos d'una zona, arribar una altra amb ells i comerciar fins tenir XX de l'altre recurs</text:p>
          <text:p text:style-name="P39"/>
        </text:list-item>
        <text:list-item>
          <text:p text:style-name="P39">Atributs:</text:p>
          <text:list>
            <text:list-item>
              <text:p text:style-name="P39">Exploitation</text:p>
            </text:list-item>
            <text:list-item>
              <text:p text:style-name="P39">Trade</text:p>
            </text:list-item>
            <text:list-item>
              <text:p text:style-name="P39">Reproduction</text:p>
            </text:list-item>
          </text:list>
          <text:p text:style-name="P39"/>
        </text:list-item>
        <text:list-item>
          <text:p text:style-name="P39">Poders:</text:p>
          <text:list>
            <text:list-item>
              <text:p text:style-name="P39">Mobility</text:p>
            </text:list-item>
            <text:list-item>
              <text:p text:style-name="P39">Influence</text:p>
            </text:list-item>
          </text:list>
          <text:p text:style-name="P39"/>
        </text:list-item>
        <text:list-item>
          <text:p text:style-name="P39">Goals:</text:p>
        </text:list-item>
      </text:list>
      <text:list xml:id="list7114864078260284367" text:style-name="L47">
        <text:list-item>
          <text:list>
            <text:list-item>
              <text:p text:style-name="P40">Resources</text:p>
            </text:list-item>
            <text:list-item>
              <text:p text:style-name="P40">Dispersal</text:p>
            </text:list-item>
            <text:list-item>
              <text:p text:style-name="P40">Resources</text:p>
            </text:list-item>
          </text:list>
        </text:list-item>
      </text:list>
      <text:list xml:id="list183938229978824" text:continue-list="list5227334884616587228" text:style-name="L46">
        <text:list-item>
          <text:p text:style-name="P39"/>
        </text:list-item>
        <text:list-item>
          <text:p text:style-name="P39">Achievements:</text:p>
        </text:list-item>
      </text:list>
      <text:list xml:id="list7719726753851039067" text:style-name="L48">
        <text:list-item>
          <text:list>
            <text:list-item>
              <text:p text:style-name="P41">?? : Success -&gt; Dibuix</text:p>
            </text:list-item>
            <text:list-item>
              <text:p text:style-name="P41">?? : Perfect -&gt; ??</text:p>
            </text:list-item>
            <text:list-item>
              <text:p text:style-name="P41">??</text:p>
            </text:list-item>
          </text:list>
        </text:list-item>
      </text:list>
      <text:list xml:id="list183938831737553" text:continue-list="list183938229978824" text:style-name="L46">
        <text:list-header>
          <text:p text:style-name="P39"/>
        </text:list-header>
        <text:list-item>
          <text:p text:style-name="P39">Story:</text:p>
          <text:list>
            <text:list-item>
              <text:p text:style-name="P39">Dibu: Aixecament d'un menhir amb el símbol dels Guies</text:p>
            </text:list-item>
            <text:list-item>
              <text:p text:style-name="P39">Contingut: </text:p>
            </text:list-item>
            <text:list-item>
              <text:p text:style-name="P39">Text: ""</text:p>
            </text:list-item>
          </text:list>
        </text:list-item>
      </text:list>
      <text:p text:style-name="P2"/>
      <text:p text:style-name="P66"><text:span text:style-name="T4">1</text:span><text:span text:style-name="T5">4 - </text:span><text:span text:style-name="T4">Trade + Warfare</text:span></text:p>
      <text:p text:style-name="P2"/>
      <text:list xml:id="list5401030016291772701" text:style-name="L49">
        <text:list-item>
          <text:p text:style-name="P42">Aconseguir un recurs que no es té a través de warfare mentre una tercera població també el vol</text:p>
          <text:p text:style-name="P42"/>
        </text:list-item>
        <text:list-item>
          <text:p text:style-name="P42">Atributs:</text:p>
          <text:list>
            <text:list-item>
              <text:p text:style-name="P42">Trade</text:p>
            </text:list-item>
            <text:list-item>
              <text:p text:style-name="P42">Warfare</text:p>
            </text:list-item>
            <text:list-item>
              <text:p text:style-name="P42">Reproduction</text:p>
            </text:list-item>
          </text:list>
          <text:p text:style-name="P42"/>
        </text:list-item>
        <text:list-item>
          <text:p text:style-name="P42">Poders:</text:p>
          <text:list>
            <text:list-item>
              <text:p text:style-name="P42">Mobility</text:p>
            </text:list-item>
            <text:list-item>
              <text:p text:style-name="P42">Influence</text:p>
            </text:list-item>
          </text:list>
          <text:p text:style-name="P42"/>
        </text:list-item>
        <text:list-item>
          <text:p text:style-name="P42">Goals:</text:p>
        </text:list-item>
      </text:list>
      <text:list xml:id="list381238977655858229" text:style-name="L50">
        <text:list-item>
          <text:list>
            <text:list-item>
              <text:p text:style-name="P43">Dispersal</text:p>
            </text:list-item>
            <text:list-item>
              <text:p text:style-name="P43">Population</text:p>
            </text:list-item>
            <text:list-item>
              <text:p text:style-name="P43">Resources</text:p>
            </text:list-item>
          </text:list>
        </text:list-item>
      </text:list>
      <text:list xml:id="list183938085389708" text:continue-list="list5401030016291772701" text:style-name="L49">
        <text:list-header>
          <text:p text:style-name="P42"/>
        </text:list-header>
        <text:list-item>
          <text:p text:style-name="P42">Achievements:</text:p>
        </text:list-item>
      </text:list>
      <text:list xml:id="list2316099064189865714" text:style-name="L51">
        <text:list-item>
          <text:list>
            <text:list-item>
              <text:p text:style-name="P44">?? : Success -&gt; Dibuix</text:p>
            </text:list-item>
            <text:list-item>
              <text:p text:style-name="P44">?? : Perfect -&gt; ??</text:p>
            </text:list-item>
            <text:list-item>
              <text:p text:style-name="P44">??</text:p>
            </text:list-item>
          </text:list>
        </text:list-item>
      </text:list>
      <text:list xml:id="list183938177329437" text:continue-list="list183938085389708" text:style-name="L49">
        <text:list-header>
          <text:p text:style-name="P42"/>
        </text:list-header>
        <text:list-item>
          <text:p text:style-name="P42">Story:</text:p>
          <text:list>
            <text:list-item>
              <text:p text:style-name="P42">Dibu: Escena de domesticació animals</text:p>
            </text:list-item>
            <text:list-item>
              <text:p text:style-name="P42">Contingut: </text:p>
            </text:list-item>
            <text:list-item>
              <text:p text:style-name="P42">Text: ""</text:p>
            </text:list-item>
          </text:list>
        </text:list-item>
      </text:list>
      <text:p text:style-name="P65">1<text:span text:style-name="T3">5 - </text:span>Trade + War/Influence</text:p>
      <text:p text:style-name="P2"/>
      <text:list xml:id="list5940838927166024771" text:style-name="L53">
        <text:list-item>
          <text:p text:style-name="P45">Agafar fusta i canviar-lo per metalls a on hi ha una altra població mitjançant trade, influence o warfare</text:p>
          <text:p text:style-name="P45"/>
        </text:list-item>
        <text:list-item>
          <text:p text:style-name="P45">Atributs: </text:p>
          <text:list>
            <text:list-item>
              <text:p text:style-name="P45">Trade</text:p>
            </text:list-item>
            <text:list-item>
              <text:p text:style-name="P45">Influence</text:p>
            </text:list-item>
            <text:list-item>
              <text:p text:style-name="P45">Mobility </text:p>
            </text:list-item>
          </text:list>
          <text:p text:style-name="P45"/>
        </text:list-item>
        <text:list-item>
          <text:p text:style-name="P45">Poders:</text:p>
          <text:list>
            <text:list-item>
              <text:p text:style-name="P45">Reproduction</text:p>
            </text:list-item>
            <text:list-item>
              <text:p text:style-name="P45">Warfare</text:p>
            </text:list-item>
          </text:list>
          <text:p text:style-name="P45"/>
        </text:list-item>
        <text:list-item>
          <text:p text:style-name="P45">Goals:</text:p>
        </text:list-item>
      </text:list>
      <text:list xml:id="list6489546475451196386" text:style-name="L55">
        <text:list-item>
          <text:list>
            <text:list-item>
              <text:p text:style-name="P46">Resources </text:p>
            </text:list-item>
            <text:list-item>
              <text:p text:style-name="P46">Resources</text:p>
            </text:list-item>
            <text:list-item>
              <text:p text:style-name="P46">Population</text:p>
            </text:list-item>
          </text:list>
        </text:list-item>
      </text:list>
      <text:list xml:id="list183938227515910" text:continue-list="list5940838927166024771" text:style-name="L53">
        <text:list-header>
          <text:p text:style-name="P45"/>
        </text:list-header>
        <text:list-item>
          <text:p text:style-name="P45">Achievements:</text:p>
        </text:list-item>
      </text:list>
      <text:list xml:id="list1174076422802442210" text:style-name="L54">
        <text:list-item>
          <text:list>
            <text:list-item>
              <text:p text:style-name="P47">?? : Success -&gt; Dibuix</text:p>
            </text:list-item>
            <text:list-item>
              <text:p text:style-name="P47">?? : Perfect -&gt; ??</text:p>
            </text:list-item>
            <text:list-item>
              <text:p text:style-name="P47">??</text:p>
            </text:list-item>
          </text:list>
        </text:list-item>
      </text:list>
      <text:list xml:id="list183939013025922" text:continue-list="list183938227515910" text:style-name="L53">
        <text:list-header>
          <text:p text:style-name="P45"/>
        </text:list-header>
        <text:list-item>
          <text:p text:style-name="P45">Story:</text:p>
          <text:list>
            <text:list-item>
              <text:p text:style-name="P45">Dibu: Escena d'agricultura</text:p>
            </text:list-item>
            <text:list-item>
              <text:p text:style-name="P45">Contingut: </text:p>
            </text:list-item>
            <text:list-item>
              <text:p text:style-name="P45">Text: ""</text:p>
            </text:list-item>
          </text:list>
        </text:list-item>
      </text:list>
      <text:p text:style-name="P2"/>
      <text:p text:style-name="P66"><text:span text:style-name="T4">16 - Terraforming</text:span></text:p>
      <text:p text:style-name="P2"/>
      <text:list xml:id="list7332524606283964773" text:style-name="L56">
        <text:list-item>
          <text:p text:style-name="P48">Transformar una zona àrida en una de ben cultivada</text:p>
          <text:p text:style-name="P48"/>
        </text:list-item>
        <text:list-item>
          <text:p text:style-name="P48">Atributs:</text:p>
          <text:list>
            <text:list-item>
              <text:p text:style-name="P48">Terraforming</text:p>
            </text:list-item>
            <text:list-item>
              <text:p text:style-name="P48">Technology</text:p>
            </text:list-item>
            <text:list-item>
              <text:p text:style-name="P48">Mobility</text:p>
            </text:list-item>
          </text:list>
          <text:p text:style-name="P48"/>
        </text:list-item>
        <text:list-item>
          <text:p text:style-name="P48">Poders:</text:p>
          <text:list>
            <text:list-item>
              <text:p text:style-name="P48">Reproduction</text:p>
            </text:list-item>
            <text:list-item>
              <text:p text:style-name="P48">Resistance</text:p>
            </text:list-item>
          </text:list>
          <text:p text:style-name="P48"/>
        </text:list-item>
        <text:list-item>
          <text:p text:style-name="P48">Goals:</text:p>
        </text:list-item>
      </text:list>
      <text:list xml:id="list7074432485216551493" text:style-name="L57">
        <text:list-item>
          <text:list>
            <text:list-item>
              <text:p text:style-name="P49">Dispersal</text:p>
            </text:list-item>
            <text:list-item>
              <text:p text:style-name="P49">Population</text:p>
            </text:list-item>
          </text:list>
        </text:list-item>
      </text:list>
      <text:list xml:id="list183938189508870" text:continue-list="list7332524606283964773" text:style-name="L56">
        <text:list-header>
          <text:p text:style-name="P48"/>
        </text:list-header>
        <text:list-item>
          <text:p text:style-name="P48">Achievements:</text:p>
        </text:list-item>
      </text:list>
      <text:list xml:id="list4905015238619911350" text:style-name="L58">
        <text:list-item>
          <text:list>
            <text:list-item>
              <text:p text:style-name="P50">?? : Success -&gt; Dibuix</text:p>
            </text:list-item>
            <text:list-item>
              <text:p text:style-name="P50">?? : Perfect -&gt; ??</text:p>
            </text:list-item>
            <text:list-item>
              <text:p text:style-name="P50">??</text:p>
            </text:list-item>
          </text:list>
        </text:list-item>
      </text:list>
      <text:list xml:id="list183939531492444" text:continue-list="list183938189508870" text:style-name="L56">
        <text:list-header>
          <text:p text:style-name="P48"/>
        </text:list-header>
        <text:list-item>
          <text:p text:style-name="P48">Story:</text:p>
          <text:list>
            <text:list-item>
              <text:p text:style-name="P48">Dibu: Escena de pesca</text:p>
            </text:list-item>
            <text:list-item>
              <text:p text:style-name="P48">Contingut: </text:p>
            </text:list-item>
            <text:list-item>
              <text:p text:style-name="P48">Text: ""</text:p>
            </text:list-item>
          </text:list>
        </text:list-item>
      </text:list>
      <text:p text:style-name="P2"/>
      <text:p text:style-name="P2"/>
      <text:p text:style-name="P65">17 - Terraforming + Exploitation</text:p>
      <text:p text:style-name="P2"/>
      <text:list xml:id="list3208359183892438184" text:style-name="L59">
        <text:list-item>
          <text:p text:style-name="P51">Expandir una població mitjançant terraforming mentre es recolecta un recurs (cal evitar sobreexplotació)</text:p>
          <text:p text:style-name="P51"/>
        </text:list-item>
        <text:list-item>
          <text:p text:style-name="P51">Atributs:</text:p>
          <text:list>
            <text:list-item>
              <text:p text:style-name="P51">Terraform</text:p>
            </text:list-item>
            <text:list-item>
              <text:p text:style-name="P51">Exploitation</text:p>
            </text:list-item>
            <text:list-item>
              <text:p text:style-name="P51">Reproduction</text:p>
            </text:list-item>
          </text:list>
          <text:p text:style-name="P51"/>
        </text:list-item>
        <text:list-item>
          <text:p text:style-name="P51">Poders:</text:p>
          <text:list>
            <text:list-item>
              <text:p text:style-name="P51">Resistance</text:p>
            </text:list-item>
            <text:list-item>
              <text:p text:style-name="P51">Reproduction</text:p>
            </text:list-item>
          </text:list>
          <text:p text:style-name="P51"/>
        </text:list-item>
        <text:list-item>
          <text:p text:style-name="P51">Goals:</text:p>
        </text:list-item>
      </text:list>
      <text:list xml:id="list8758295758909096357" text:style-name="L60">
        <text:list-item>
          <text:list>
            <text:list-item>
              <text:p text:style-name="P52">Population</text:p>
            </text:list-item>
            <text:list-item>
              <text:p text:style-name="P52">Dispersal</text:p>
            </text:list-item>
            <text:list-item>
              <text:p text:style-name="P52">Resources</text:p>
            </text:list-item>
          </text:list>
        </text:list-item>
      </text:list>
      <text:list xml:id="list183938379006033" text:continue-list="list3208359183892438184" text:style-name="L59">
        <text:list-header>
          <text:p text:style-name="P51"/>
        </text:list-header>
        <text:list-item>
          <text:p text:style-name="P51">Achievements:</text:p>
        </text:list-item>
      </text:list>
      <text:list xml:id="list7221559400429701781" text:style-name="L61">
        <text:list-item>
          <text:list>
            <text:list-item>
              <text:p text:style-name="P53">?? : Success -&gt; Dibuix</text:p>
            </text:list-item>
            <text:list-item>
              <text:p text:style-name="P53">?? : Perfect -&gt; ??</text:p>
            </text:list-item>
            <text:list-item>
              <text:p text:style-name="P53">??</text:p>
            </text:list-item>
          </text:list>
        </text:list-item>
      </text:list>
      <text:list xml:id="list183938866895602" text:continue-list="list183938379006033" text:style-name="L59">
        <text:list-header>
          <text:p text:style-name="P51"/>
        </text:list-header>
        <text:list-item>
          <text:p text:style-name="P51">Story:</text:p>
          <text:list>
            <text:list-item>
              <text:p text:style-name="P51">Dibu: Escena de Guerra</text:p>
            </text:list-item>
            <text:list-item>
              <text:p text:style-name="P51">Contingut: </text:p>
            </text:list-item>
            <text:list-item>
              <text:p text:style-name="P51">Text: ""</text:p>
            </text:list-item>
          </text:list>
        </text:list-item>
      </text:list>
      <text:p text:style-name="P2"/>
      <text:p text:style-name="P66"><text:span text:style-name="T4">18 - Terraforming + Exploitation + War/Influence</text:span></text:p>
      <text:p text:style-name="P2"/>
      <text:list xml:id="list2337111029360013802" text:style-name="L62">
        <text:list-item>
          <text:p text:style-name="P54">Expandir una població mitjançant terraforming mentre es competeix per un recurs amb una altra cultura</text:p>
          <text:p text:style-name="P54"/>
        </text:list-item>
        <text:list-item>
          <text:p text:style-name="P54">Atributs:</text:p>
          <text:list>
            <text:list-item>
              <text:p text:style-name="P54">Terraform</text:p>
            </text:list-item>
            <text:list-item>
              <text:p text:style-name="P54">Exploitation</text:p>
            </text:list-item>
            <text:list-item>
              <text:p text:style-name="P54">Trade</text:p>
            </text:list-item>
          </text:list>
          <text:p text:style-name="P54"/>
        </text:list-item>
        <text:list-item>
          <text:p text:style-name="P54">Poders:</text:p>
          <text:list>
            <text:list-item>
              <text:p text:style-name="P54">Warfare</text:p>
            </text:list-item>
            <text:list-item>
              <text:p text:style-name="P54">Influence</text:p>
            </text:list-item>
          </text:list>
          <text:p text:style-name="P54"/>
        </text:list-item>
        <text:list-item>
          <text:p text:style-name="P54">Goals:</text:p>
        </text:list-item>
      </text:list>
      <text:list xml:id="list3206984913218110437" text:style-name="L63">
        <text:list-item>
          <text:list>
            <text:list-item>
              <text:p text:style-name="P55">Population</text:p>
            </text:list-item>
            <text:list-item>
              <text:p text:style-name="P55">Resources</text:p>
            </text:list-item>
            <text:list-item>
              <text:p text:style-name="P55">Resources</text:p>
            </text:list-item>
          </text:list>
        </text:list-item>
      </text:list>
      <text:list xml:id="list183939903629218" text:continue-list="list2337111029360013802" text:style-name="L62">
        <text:list-header>
          <text:p text:style-name="P54"/>
        </text:list-header>
        <text:list-item>
          <text:p text:style-name="P54">Achievements:</text:p>
        </text:list-item>
      </text:list>
      <text:list xml:id="list8930384321812508294" text:style-name="L64">
        <text:list-item>
          <text:list>
            <text:list-item>
              <text:p text:style-name="P56">?? : Success -&gt; Dibuix</text:p>
            </text:list-item>
            <text:list-item>
              <text:p text:style-name="P56">?? : Perfect -&gt; ??</text:p>
            </text:list-item>
            <text:list-item>
              <text:p text:style-name="P56">??</text:p>
            </text:list-item>
          </text:list>
        </text:list-item>
      </text:list>
      <text:list xml:id="list183939137092012" text:continue-list="list183939903629218" text:style-name="L62">
        <text:list-header>
          <text:p text:style-name="P54"/>
        </text:list-header>
        <text:list-item>
          <text:p text:style-name="P54">Story:</text:p>
          <text:list>
            <text:list-item>
              <text:p text:style-name="P54">Dibu: Escena d'intercanvi entre animals i un carro</text:p>
            </text:list-item>
            <text:list-item>
              <text:p text:style-name="P54">Contingut: </text:p>
            </text:list-item>
            <text:list-item>
              <text:p text:style-name="P54">Text: ""</text:p>
            </text:list-item>
          </text:list>
        </text:list-item>
      </text:list>
      <text:p text:style-name="P65">19 - Terraforming + Exploitation + Trade</text:p>
      <text:p text:style-name="P2"/>
      <text:list xml:id="list4417855738113005037" text:style-name="L65">
        <text:list-item>
          <text:p text:style-name="P57">Aconseguir els objectius per crear la primera ciutat</text:p>
          <text:p text:style-name="P57"/>
        </text:list-item>
        <text:list-item>
          <text:p text:style-name="P57">Atributs:</text:p>
          <text:list>
            <text:list-item>
              <text:p text:style-name="P57">Terraform</text:p>
            </text:list-item>
            <text:list-item>
              <text:p text:style-name="P57">Trade</text:p>
            </text:list-item>
            <text:list-item>
              <text:p text:style-name="P57">Exploitation</text:p>
            </text:list-item>
          </text:list>
          <text:p text:style-name="P57"/>
        </text:list-item>
        <text:list-item>
          <text:p text:style-name="P57">Poders:</text:p>
          <text:list>
            <text:list-item>
              <text:p text:style-name="P57">Influence</text:p>
            </text:list-item>
            <text:list-item>
              <text:p text:style-name="P57">Mobility</text:p>
            </text:list-item>
          </text:list>
          <text:p text:style-name="P57"/>
        </text:list-item>
        <text:list-item>
          <text:p text:style-name="P57">Goals:</text:p>
        </text:list-item>
      </text:list>
      <text:list xml:id="list5614927720560422035" text:style-name="L66">
        <text:list-item>
          <text:list>
            <text:list-item>
              <text:p text:style-name="P58">Resources</text:p>
            </text:list-item>
            <text:list-item>
              <text:p text:style-name="P58">Resources</text:p>
            </text:list-item>
            <text:list-item>
              <text:p text:style-name="P58">Resources</text:p>
            </text:list-item>
          </text:list>
        </text:list-item>
      </text:list>
      <text:list xml:id="list183938400006926" text:continue-list="list4417855738113005037" text:style-name="L65">
        <text:list-header>
          <text:p text:style-name="P57"/>
        </text:list-header>
        <text:list-item>
          <text:p text:style-name="P57">Achievements:</text:p>
        </text:list-item>
      </text:list>
      <text:list xml:id="list1344581591914063219" text:style-name="L67">
        <text:list-item>
          <text:list>
            <text:list-item>
              <text:p text:style-name="P59">?? : Success -&gt; Dibuix</text:p>
            </text:list-item>
            <text:list-item>
              <text:p text:style-name="P59">?? : Perfect -&gt; ??</text:p>
            </text:list-item>
            <text:list-item>
              <text:p text:style-name="P59">??</text:p>
            </text:list-item>
          </text:list>
        </text:list-item>
      </text:list>
      <text:list xml:id="list183939849278817" text:continue-list="list183938400006926" text:style-name="L65">
        <text:list-header>
          <text:p text:style-name="P57"/>
        </text:list-header>
        <text:list-item>
          <text:p text:style-name="P57">Story:</text:p>
          <text:list>
            <text:list-item>
              <text:p text:style-name="P57">Dibu: Ciutat al fons, i nau a la dreta</text:p>
            </text:list-item>
            <text:list-item>
              <text:p text:style-name="P57">Contingut: </text:p>
            </text:list-item>
            <text:list-item>
              <text:p text:style-name="P57">Text: ""</text:p>
            </text:list-item>
          </text:list>
        </text:list-item>
      </text:list>
      <text:p text:style-name="P2"/>
      <text:p text:style-name="P65">20 - Terraforming + Warfare </text:p>
      <text:p text:style-name="P2"/>
      <text:list xml:id="list1054886033600401856" text:style-name="L1">
        <text:list-item>
          <text:p text:style-name="P60">La població t'ha desobeït i vol conquerir una zona a on hi ha una altra espècie que se suposa que no van coincidir fins molts segles després. Has d'evitar que els bots no desapareguin.</text:p>
          <text:p text:style-name="P60"/>
        </text:list-item>
        <text:list-item>
          <text:p text:style-name="P60">Atributs:</text:p>
          <text:list>
            <text:list-item>
              <text:p text:style-name="P60">Terraform</text:p>
            </text:list-item>
            <text:list-item>
              <text:p text:style-name="P60">Reproduction</text:p>
            </text:list-item>
            <text:list-item>
              <text:p text:style-name="P60">Warfare</text:p>
            </text:list-item>
          </text:list>
          <text:p text:style-name="P60"/>
        </text:list-item>
        <text:list-item>
          <text:p text:style-name="P60">Poders:</text:p>
          <text:list>
            <text:list-item>
              <text:p text:style-name="P60">Influence</text:p>
            </text:list-item>
            <text:list-item>
              <text:p text:style-name="P60">Mobility</text:p>
            </text:list-item>
          </text:list>
          <text:p text:style-name="P60"/>
        </text:list-item>
        <text:list-item>
          <text:p text:style-name="P60">Goals:</text:p>
        </text:list-item>
      </text:list>
      <text:list xml:id="list1227904223910048526" text:style-name="L2">
        <text:list-item>
          <text:p text:style-name="P61">Population</text:p>
        </text:list-item>
        <text:list-item>
          <text:p text:style-name="P61">Dispersal</text:p>
        </text:list-item>
        <text:list-item>
          <text:p text:style-name="P61">Population </text:p>
        </text:list-item>
      </text:list>
      <text:list xml:id="list183939458008055" text:continue-list="list1054886033600401856" text:style-name="L1">
        <text:list-header>
          <text:p text:style-name="P60"/>
        </text:list-header>
        <text:list-item>
          <text:p text:style-name="P60">Achievements:</text:p>
        </text:list-item>
      </text:list>
      <text:list xml:id="list4926171004166156973" text:style-name="L3">
        <text:list-item>
          <text:p text:style-name="P62">?? : Success -&gt; Dibuix</text:p>
        </text:list-item>
        <text:list-item>
          <text:p text:style-name="P62">?? : Perfect -&gt; ??</text:p>
        </text:list-item>
        <text:list-item>
          <text:p text:style-name="P62">??</text:p>
        </text:list-item>
      </text:list>
      <text:list xml:id="list183938310189952" text:continue-list="list183939458008055" text:style-name="L1">
        <text:list-header>
          <text:p text:style-name="P60"/>
        </text:list-header>
        <text:list-item>
          <text:p text:style-name="P60">Story:</text:p>
          <text:list>
            <text:list-item>
              <text:p text:style-name="P60">Dibu: Fi del culte als Guies, destrucció dels símbols mentre la nau marxa</text:p>
            </text:list-item>
            <text:list-item>
              <text:p text:style-name="P60">Contingut: </text:p>
            </text:list-item>
            <text:list-item>
              <text:p text:style-name="P60">Text: ""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6T19:01:10.206798721</meta:creation-date>
    <dc:date>2015-12-07T18:39:37.765131052</dc:date>
    <dc:creator>Xavier Rubio-Campillo</dc:creator>
    <meta:editing-duration>PT7H21M18S</meta:editing-duration>
    <meta:editing-cycles>18</meta:editing-cycles>
    <meta:generator>LibreOffice/4.4.3.2$Linux_X86_64 LibreOffice_project/40m0$Build-2</meta:generator>
    <meta:printed-by>Xavier Rubio-Campillo</meta:printed-by>
    <meta:print-date>2015-12-07T18:32:05.882764170</meta:print-date>
    <meta:document-statistic meta:table-count="0" meta:image-count="0" meta:object-count="0" meta:page-count="20" meta:paragraph-count="504" meta:word-count="1603" meta:character-count="7710" meta:non-whitespace-character-count="6972"/>
  </office:meta>
</office:document-meta>
</file>